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text-autospace="none"/>
      <style:text-properties fo:font-size="10pt" style:font-size-asian="10pt" style:font-size-complex="10pt"/>
    </style:style>
    <style:style style:name="P2" style:family="paragraph" style:parent-style-name="Standard">
      <style:text-properties fo:font-size="8pt" style:font-size-asian="8pt" style:font-size-complex="8pt"/>
    </style:style>
    <style:style style:name="P3" style:family="paragraph" style:parent-style-name="Standard">
      <style:paragraph-properties>
        <style:tab-stops>
          <style:tab-stop style:position="0.8437in"/>
        </style:tab-stops>
      </style:paragraph-properties>
      <style:text-properties fo:font-size="8pt" style:font-size-asian="8pt" style:font-size-complex="8pt"/>
    </style:style>
    <style:style style:name="P4" style:family="paragraph" style:parent-style-name="Standard">
      <style:paragraph-properties>
        <style:tab-stops>
          <style:tab-stop style:position="0.8492in"/>
        </style:tab-stops>
      </style:paragraph-properties>
      <style:text-properties fo:font-size="8pt" style:font-size-asian="8pt" style:font-size-complex="8pt"/>
    </style:style>
    <style:style style:name="P5" style:family="paragraph" style:parent-style-name="Standard">
      <style:paragraph-properties>
        <style:tab-stops>
          <style:tab-stop style:position="0.9957in"/>
        </style:tab-stops>
      </style:paragraph-properties>
      <style:text-properties fo:font-size="8pt" style:font-size-asian="8pt" style:font-size-complex="8pt"/>
    </style:style>
    <style:style style:name="P6" style:family="paragraph" style:parent-style-name="Standard">
      <style:paragraph-properties fo:text-align="center" style:justify-single-word="false"/>
      <style:text-properties fo:font-size="15pt" style:font-size-asian="15pt" style:font-size-complex="15pt"/>
    </style:style>
    <style:style style:name="P7" style:family="paragraph" style:parent-style-name="Standard" style:list-style-name="L1">
      <style:paragraph-properties fo:margin-left="-0.0055in" fo:margin-right="0in" fo:text-indent="0in" style:auto-text-indent="false">
        <style:tab-stops>
          <style:tab-stop style:position="0.8492in"/>
        </style:tab-stops>
      </style:paragraph-properties>
      <style:text-properties fo:font-size="8pt" style:font-size-asian="8pt" style:font-size-complex="8pt"/>
    </style:style>
    <style:style style:name="T1" style:family="text">
      <style:text-properties style:font-name="F" fo:font-size="8pt" style:font-name-asian="F" style:font-size-asian="8pt" style:font-name-complex="F" style:font-size-complex="8pt"/>
    </style:style>
    <style:style style:name="T2" style:family="text">
      <style:text-properties style:font-name="F" style:font-name-asian="F" style:font-name-complex="F"/>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6">Asymmetric reciprocal transmission through double metallic gratings</text:p>
      <text:p text:style-name="P2"/>
      <text:p text:style-name="P2">We present the possibility of achieving one directional transmission of electromagnetic radiation through double metallic grating structure. We provide a deep analysis of the system using finite difference time domain method and we optimize the overall system parameters in terms of transmission efficiency, contrast and spectrum range. We provide structure parameters leading to more then 50% of transmission and high transmission contrast in opposite directions for the wavelength from 2.5 to 4 mm. . <text:s/>The reciprocity of the system is show, we proof that the zero-order transmission is not possible and do not classify our arrangement as an optical isolator[1]. Since transmitted radiation propagates in -1 and +1 diffraction order we propose to use the cylindrical geometry resulting in unidirectional diffractive lens[2]. Geometry changes require to illuminate the structure with radial polarization, which is obtained experimentally with linear to radial polarization conversion[3]. <text:s/>Numerical analysis is verified with experiments in sub-terahertz range. In experiment as electromagnetic radiation source we use Gunn diode operating on 3 mm., both for linear and cylindrical setup. <text:s/>We compare the electromagnetic power density distribution from the results of numerical modeling with the experiment, resulting in good agreement.</text:p>
      <text:p text:style-name="P2"/>
      <text:p text:style-name="P2"/>
      <text:p text:style-name="P2"/>
      <text:p text:style-name="P2">[1] <text:span text:style-name="T2">M. Stolarek, D. Yavorskiy, R. Kotyński, C. Z. Rodriguez, J. Łusakowski, and T. Szoplik, “Asymmetric transmission of terahertz radiation through a double grating,” Opt. Lett. 38, 839–841 (2013).</text:span></text:p>
      <text:p text:style-name="P1"><text:span text:style-name="T1"/></text:p>
      <text:p text:style-name="P1"><text:span text:style-name="T1">[2] D. Yavorskiy, M. Stolarek, J. Łusakowski, and R. Kotyński, "Asymmetric transmission of radially polarized THz radiation through a double circular grating," Opt. Express <text:s/>22, 30547-30552 (2014).</text:span></text:p>
      <text:p text:style-name="P2"/>
      <text:p text:style-name="P2">[3] <text:span text:style-name="T2">T. Grosjean, F. Baida, R. Adam, J.-P. Guillet, L. Billot, P. Nouvel, J. Torres, A. Penarier, D. Charraut, and L. Chusseau, “Linear to radial polarization conversion in the THz domain using a passive system,” Opt. Express 16, 18895–18909 (2008)</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1)Title: Asymmetric reciprocal transmission through double metallic gratings</text:p>
      <text:p text:style-name="P2"/>
      <text:p text:style-name="P2">2)Authors: </text:p>
      <text:p text:style-name="P3">M.Stolarek<text:tab/><text:tab/>Faculty of Physics, University of Warsaw, Pasteura 7, Warsaw 02-093, Poland; mstol@igf.fuw.edu.pl</text:p>
      <text:p text:style-name="P2">D.Yavorskiy</text:p>
      <text:p text:style-name="P4">R.Kotyński<text:tab/><text:tab/>Faculty of Physics, University of Warsaw, Pasteura 7, Warsaw 02-093, Poland;rafalk@igf.fuw.edu.pl</text:p>
      <text:p text:style-name="P5">C. Zapata Rodríguez<text:tab/>Department of Optics, University of Valencia, Dr. Moliner 50, Burjassot 46100, Spain; zapata@uv.es</text:p>
      <text:p text:style-name="P2">J.Łusakowski jerzy.lusakowski@fuw.edu.pl</text:p>
      <text:p text:style-name="P4">T.Szoplik<text:tab/><text:tab/>Faculty of Physics, University of Warsaw, Pasteura 7, Warsaw 02-093, Poland;<text:a xlink:type="simple" xlink:href="mailto:tszoplik@mimuw.edu.pl">tszoplik@mimuw.edu.pl</text:a></text:p>
      <text:p text:style-name="P4"/>
      <text:list xml:id="list224421801545767807" text:style-name="L1">
        <text:list-header>
          <text:p text:style-name="P7"><text:span text:style-name="T2">3) Corresponding author: </text:span><text:a xlink:type="simple" xlink:href="mailto:tszoplik@mimuw.edu.pl"><text:span text:style-name="T2">tszoplik@mimuw.edu.pl</text:span></text:a></text:p>
        </text:list-header>
      </text:list>
      <text:p text:style-name="P4"><text:span text:style-name="T2"/></text:p>
      <text:p text:style-name="P4"><text:span text:style-name="T2">4) tel.: 022 55 46 827 <text:s/>fax: 022 55 46 882</text:span></text:p>
      <text:p text:style-name="P2"/>
      <text:p text:style-name="P2">5) Presenting author: Marcin Stolarek</text:p>
      <text:p text:style-name="P2"/>
      <text:p text:style-name="P2">6) Topic: Asymmetric transmission or diffraction grating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17:25:41</meta:creation-date>
    <dc:date>2015-03-10T09:43:05</dc:date>
    <meta:editing-duration>PT1H48M54S</meta:editing-duration>
    <meta:editing-cycles>2</meta:editing-cycles>
    <meta:generator>OpenOffice.org/3.4.1$Unix OpenOffice.org_project/341m1$Build-9593</meta:generator>
    <meta:document-statistic meta:table-count="0" meta:image-count="0" meta:object-count="0" meta:page-count="2" meta:paragraph-count="17" meta:word-count="386" meta:character-count="2808"/>
  </office:meta>
</office:document-meta>
</file>